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9b2d" officeooo:paragraph-rsid="000b9b2d"/>
    </style:style>
    <style:style style:name="P2" style:family="paragraph" style:parent-style-name="Standard">
      <style:text-properties officeooo:rsid="000d0d2f" officeooo:paragraph-rsid="000d0d2f"/>
    </style:style>
    <style:style style:name="P3" style:family="paragraph" style:parent-style-name="Standard">
      <style:text-properties officeooo:rsid="000d5a17" officeooo:paragraph-rsid="000d5a17"/>
    </style:style>
    <style:style style:name="T1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d0d0d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dLrWDUPkpIg" text:style-name="Internet_20_link" text:visited-style-name="Visited_20_Internet_20_Link">https://www.youtube.com/watch?v=dLrWDUPkpIg</text:a></text:p>
      <text:p text:style-name="Standard"/>
      <text:p text:style-name="P1">git hub project</text:p>
      <text:p text:style-name="P1">zip-file download</text:p>
      <text:p text:style-name="P1"/>
      <text:p text:style-name="P1"><text:a xlink:type="simple" xlink:href="https://www.youtube.com/redirect?v=dLrWDUPkpIg&amp;event=video_description&amp;redir_token=h-f6T5mu4tCqhNXtwe-yUyQH-8J8MTU2Mjc0MTkxNUAxNTYyNjU1NTE1&amp;q=https%3A%2F%2Fgithub.com%2FAISangam%2FFacenet-Real-time-face-recognition-using-deep-learning-Tensorflow" office:target-frame-name="_blank" xlink:show="new" text:style-name="Internet_20_link" text:visited-style-name="Visited_20_Internet_20_Link"><text:span text:style-name="T1">https://github.com/AISangam/Facenet-R...</text:span></text:a><text:span text:style-name="T2"> </text:span><text:line-break/></text:p>
      <text:p text:style-name="P1">extract the folder</text:p>
      <text:p text:style-name="P1"/>
      <text:p text:style-name="P1"/>
      <text:p text:style-name="P2">run data_preprocess.py</text:p>
      <text:p text:style-name="P2"/>
      <text:p text:style-name="P2"/>
      <text:p text:style-name="P3">안됨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6:12:05.293094134</meta:creation-date>
    <dc:date>2019-07-09T16:56:18.585255550</dc:date>
    <meta:editing-duration>PT34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4" meta:character-count="159" meta:non-whitespace-character-count="151"/>
  </office:meta>
</office:document-meta>
</file>